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какие примеры нужно разобрать чтобы понять основы для применения на практике и решения задач</text:p>
      <text:p text:style-name="Standard">ChatGPT</text:p>
      <text:p text:style-name="P1">ChatGPT</text:p>
      <text:p text:style-name="Text_20_body">Вот список примеров, которые помогут вам понять основы объектно-ориентированного программирования (ООП) в PHP и их применение на практике для решения различных задач:</text:p>
      <text:list xml:id="list8152480053747565856" text:style-name="L1">
        <text:list-item>
          <text:p text:style-name="P2"><text:span text:style-name="Strong_20_Emphasis">Создание классов и объектов:</text:span></text:p>
          <text:list>
            <text:list-item>
              <text:p text:style-name="P3">Создание классов и экземпляров классов.</text:p>
            </text:list-item>
            <text:list-item>
              <text:p text:style-name="P3">Определение свойств и методов класса.</text:p>
            </text:list-item>
            <text:list-item>
              <text:p text:style-name="P3">Использование ключевого слова <text:span text:style-name="Source_20_Text">new</text:span> для создания объектов.</text:p>
            </text:list-item>
          </text:list>
        </text:list-item>
        <text:list-item>
          <text:p text:style-name="P2"><text:span text:style-name="Strong_20_Emphasis">Наследование:</text:span></text:p>
          <text:list>
            <text:list-item>
              <text:p text:style-name="P3">Создание и использование дочерних классов.</text:p>
            </text:list-item>
            <text:list-item>
              <text:p text:style-name="P3">Наследование свойств и методов от родительского класса.</text:p>
            </text:list-item>
            <text:list-item>
              <text:p text:style-name="P3">Переопределение методов в дочерних классах.</text:p>
            </text:list-item>
          </text:list>
        </text:list-item>
        <text:list-item>
          <text:p text:style-name="P2"><text:span text:style-name="Strong_20_Emphasis">Инкапсуляция:</text:span></text:p>
          <text:list>
            <text:list-item>
              <text:p text:style-name="P3">Использование модификаторов доступа (<text:span text:style-name="Source_20_Text">public</text:span>, <text:span text:style-name="Source_20_Text">private</text:span>, <text:span text:style-name="Source_20_Text">protected</text:span>) для ограничения доступа к свойствам и методам.</text:p>
            </text:list-item>
            <text:list-item>
              <text:p text:style-name="P3">Использование геттеров и сеттеров для доступа к приватным свойствам.</text:p>
            </text:list-item>
          </text:list>
        </text:list-item>
        <text:list-item>
          <text:p text:style-name="P2"><text:span text:style-name="Strong_20_Emphasis">Полиморфизм:</text:span></text:p>
          <text:list>
            <text:list-item>
              <text:p text:style-name="P3">Использование интерфейсов для определения общих методов.</text:p>
            </text:list-item>
            <text:list-item>
              <text:p text:style-name="P3">Переопределение методов с разными реализациями в разных классах.</text:p>
            </text:list-item>
          </text:list>
        </text:list-item>
        <text:list-item>
          <text:p text:style-name="P2"><text:span text:style-name="Strong_20_Emphasis">Обработка исключений:</text:span></text:p>
          <text:list>
            <text:list-item>
              <text:p text:style-name="P3">Создание пользовательских исключений.</text:p>
            </text:list-item>
            <text:list-item>
              <text:p text:style-name="P3">Использование блоков <text:span text:style-name="Source_20_Text">try</text:span>, <text:span text:style-name="Source_20_Text">catch</text:span>, <text:span text:style-name="Source_20_Text">finally</text:span> для обработки исключений.</text:p>
            </text:list-item>
          </text:list>
        </text:list-item>
        <text:list-item>
          <text:p text:style-name="P2"><text:span text:style-name="Strong_20_Emphasis">Использование интерфейсов и абстрактных классов:</text:span></text:p>
          <text:list>
            <text:list-item>
              <text:p text:style-name="P3">Создание интерфейсов и реализация их методов в классах.</text:p>
            </text:list-item>
            <text:list-item>
              <text:p text:style-name="P3">Создание абстрактных классов с абстрактными и обычными методами.</text:p>
            </text:list-item>
            <text:list-item>
              <text:p text:style-name="P3">Использование интерфейсов и абстрактных классов для определения общих методов и свойств.</text:p>
            </text:list-item>
          </text:list>
        </text:list-item>
        <text:list-item>
          <text:p text:style-name="P2"><text:span text:style-name="Strong_20_Emphasis">Композиция объектов:</text:span></text:p>
          <text:list>
            <text:list-item>
              <text:p text:style-name="P3">Создание объектов внутри других объектов.</text:p>
            </text:list-item>
            <text:list-item>
              <text:p text:style-name="P3">Использование композиции для создания сложных объектов из более простых.</text:p>
            </text:list-item>
          </text:list>
        </text:list-item>
        <text:list-item>
          <text:p text:style-name="P2"><text:span text:style-name="Strong_20_Emphasis">Принципы SOLID:</text:span></text:p>
          <text:list>
            <text:list-item>
              <text:p text:style-name="P3">Принцип единственной ответственности (SRP).</text:p>
            </text:list-item>
            <text:list-item>
              <text:p text:style-name="P3">Принцип открытости/закрытости (OCP).</text:p>
            </text:list-item>
            <text:list-item>
              <text:p text:style-name="P3">Принцип подстановки Барбары Лисков (LSP).</text:p>
            </text:list-item>
            <text:list-item>
              <text:p text:style-name="P3">Принцип разделения интерфейса (ISP).</text:p>
            </text:list-item>
            <text:list-item>
              <text:p text:style-name="P3">Принцип инверсии зависимостей (DIP).</text:p>
            </text:list-item>
          </text:list>
        </text:list-item>
        <text:list-item>
          <text:p text:style-name="P2"><text:span text:style-name="Strong_20_Emphasis">Проектирование ООП-кода:</text:span></text:p>
          <text:list>
            <text:list-item>
              <text:p text:style-name="P3">Проектирование классов и их взаимосвязей.</text:p>
            </text:list-item>
            <text:list-item>
              <text:p text:style-name="P3">Применение принципов SOLID при проектировании.</text:p>
            </text:list-item>
            <text:list-item>
              <text:p text:style-name="P3">Разработка гибкой и расширяемой архитектуры приложения.</text:p>
            </text:list-item>
          </text:list>
        </text:list-item>
        <text:list-item>
          <text:p text:style-name="P2"><text:span text:style-name="Strong_20_Emphasis">Примеры решения конкретных задач:</text:span></text:p>
          <text:list>
            <text:list-item>
              <text:p text:style-name="P3">Создание системы управления пользователями.</text:p>
            </text:list-item>
            <text:list-item>
              <text:p text:style-name="P3"><text:soft-page-break/>Разработка веб-приложения для управления товарами.</text:p>
            </text:list-item>
            <text:list-item>
              <text:p text:style-name="P2">Реализация системы управления заказами.</text:p>
            </text:list-item>
          </text:list>
        </text:list-item>
      </text:list>
      <text:p text:style-name="Text_20_body">Разбор данных примеров поможет вам освоить основы ООП в PHP и научиться применять их на практике для решения различных задач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00:39.11</dc:date>
    <meta:document-statistic meta:table-count="0" meta:image-count="0" meta:object-count="0" meta:page-count="2" meta:paragraph-count="43" meta:word-count="293" meta:character-count="2147"/>
    <dc:creator>Dima Wide</dc:creator>
    <meta:user-defined meta:name="Info 1"/>
    <meta:user-defined meta:name="Info 2"/>
    <meta:user-defined meta:name="Info 3"/>
    <meta:user-defined meta:name="Info 4"/>
  </office:meta>
</office:document-meta>
</file>